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0575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1.2917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998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1.7882in"/>
    </style:style>
    <style:style style:name="co13" style:family="table-column">
      <style:table-column-properties fo:break-before="auto" style:column-width="1.6264in"/>
    </style:style>
    <style:style style:name="co14" style:family="table-column">
      <style:table-column-properties fo:break-before="auto" style:column-width="1.6728in"/>
    </style:style>
    <style:style style:name="co15" style:family="table-column">
      <style:table-column-properties fo:break-before="auto" style:column-width="1.5465in"/>
    </style:style>
    <style:style style:name="co16" style:family="table-column">
      <style:table-column-properties fo:break-before="auto" style:column-width="1.3146in"/>
    </style:style>
    <style:style style:name="co17" style:family="table-column">
      <style:table-column-properties fo:break-before="auto" style:column-width="1.4311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1.022in"/>
    </style:style>
    <style:style style:name="co20" style:family="table-column">
      <style:table-column-properties fo:break-before="auto" style:column-width="0.7898in"/>
    </style:style>
    <style:style style:name="co21" style:family="table-column">
      <style:table-column-properties fo:break-before="auto" style:column-width="0.6917in"/>
    </style:style>
    <style:style style:name="co22" style:family="table-column">
      <style:table-column-properties fo:break-before="auto" style:column-width="8.4984in"/>
    </style:style>
    <style:style style:name="co23" style:family="table-column">
      <style:table-column-properties fo:break-before="auto" style:column-width="1.1654in"/>
    </style:style>
    <style:style style:name="co24" style:family="table-column">
      <style:table-column-properties fo:break-before="auto" style:column-width="1.635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962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5f_BuiltIn_5f_Comma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Comma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5f_BuiltIn_5f_Comma" style:data-style-name="N16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96969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color="#969696" style:text-outline="false" style:text-line-through-style="solid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/>
      <style:text-properties fo:color="#969696" style:text-outline="false" style:text-line-through-style="solid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fo:color="#96969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5f_BuiltIn_5f_Comma" style:data-style-name="N15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Comma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5f_BuiltIn_5f_Comma" style:data-style-name="N168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3">
      <style:text-properties fo:language="en" fo:country="US" style:language-asian="en" style:country-asian="US" style:language-complex="en" style:country-complex="US"/>
    </style:style>
    <style:style style:name="ce19" style:family="table-cell" style:parent-style-name="Default" style:data-style-name="N11"/>
    <style:style style:name="ce20" style:family="table-cell" style:parent-style-name="Default" style:data-style-name="N0"/>
    <style:style style:name="ce2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2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zoom_start</text:p>
          </table:table-cell>
          <table:table-cell office:value-type="string">
            <text:p>area_sq_meters</text:p>
          </table:table-cell>
          <table:table-cell table:style-name="Default" office:value-type="string">
            <text:p>factor</text:p>
          </table:table-cell>
          <table:table-cell office:value-type="string">
            <text:p>tiles_appro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8215654283547E+015">
            <text:p>1382156542835470</text:p>
          </table:table-cell>
          <table:table-cell table:style-name="Default"/>
          <table:table-cell table:number-columns-repeated="2"/>
          <table:table-cell>
            <draw:frame table:end-cell-address="Sheet2_2.O28" table:end-x="0.785in" table:end-y="0.1319in" draw:z-index="0" draw:style-name="gr1" svg:width="8.3531in" svg:height="4.3984in" svg:x="0.4331in" svg:y="0.1228in">
              <draw:object draw:notify-on-update-of-ranges="Sheet2_2.A2:Sheet2_2.A6 Sheet2_2.A2:Sheet2_2.A6 Sheet2_2.B2:Sheet2_2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0921684027528">
            <text:p>190921684027528</text:p>
          </table:table-cell>
          <table:table-cell table:formula="of:=[.B2]/[.B3]" office:value-type="float" office:value="7.23939006653736">
            <text:p>7.2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430088367943.3">
            <text:p>22430088367943</text:p>
          </table:table-cell>
          <table:table-cell table:formula="of:=[.B3]/[.B4]" office:value-type="float" office:value="8.51185607901528">
            <text:p>8.5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753573925834.42">
            <text:p>7753573925834</text:p>
          </table:table-cell>
          <table:table-cell table:formula="of:=[.B4]/[.B5]" office:value-type="float" office:value="2.89287089831022">
            <text:p>2.8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42096608554.15">
            <text:p>2742096608554</text:p>
          </table:table-cell>
          <table:table-cell table:formula="of:=[.B5]/[.B6]" office:value-type="float" office:value="2.82760786095086">
            <text:p>2.83</text:p>
          </table:table-cell>
          <table:table-cell table:number-columns-repeated="3"/>
        </table:table-row>
      </table:table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ce7"/>
        <table:table-column table:style-name="co4" table:default-cell-style-name="ce8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row table:style-name="ro1">
          <table:table-cell table:style-name="ce3"/>
          <table:table-cell table:style-name="ce6" table:number-columns-repeated="7"/>
          <table:table-cell table:style-name="ce7" office:value-type="float" office:value="12">
            <text:p>12 </text:p>
          </table:table-cell>
          <table:table-cell table:style-name="ce7"/>
          <table:table-cell table:style-name="ce11"/>
          <table:table-cell table:style-name="ce3"/>
          <table:table-cell table:number-columns-repeated="15"/>
        </table:table-row>
        <table:table-row table:style-name="ro2">
          <table:table-cell table:style-name="ce3" office:value-type="string">
            <text:p>Zoom level</text:p>
          </table:table-cell>
          <table:table-cell table:style-name="ce6" office:value-type="string">
            <text:p>pixel width</text:p>
          </table:table-cell>
          <table:table-cell table:style-name="ce6" office:value-type="string">
            <text:p>tiles (total)</text:p>
          </table:table-cell>
          <table:table-cell table:style-name="ce6" office:value-type="string">
            <text:p>tiles (sum)</text:p>
          </table:table-cell>
          <table:table-cell table:style-name="ce6" office:value-type="string">
            <text:p>tiles wide</text:p>
          </table:table-cell>
          <table:table-cell table:style-name="ce6" office:value-type="string">
            <text:p>offset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mod</text:p>
          </table:table-cell>
          <table:table-cell table:style-name="ce6" office:value-type="string">
            <text:p>file size in mb (65k each tile)</text:p>
          </table:table-cell>
          <table:table-cell table:style-name="ce6" office:value-type="string">
            <text:p>file_size_sum</text:p>
          </table:table-cell>
          <table:table-cell table:style-name="ce11" office:value-type="string">
            <text:p>BAD FROM OSM -- Scale at 72dpi (equator)</text:p>
          </table:table-cell>
          <table:table-cell table:style-name="ce3" office:value-type="string">
            <text:p><text:s/>Meters Per Pixel (MPP) at equator = circumference / pixel width at equator</text:p>
          </table:table-cell>
          <table:table-cell office:value-type="string">
            <text:p>twitter_area_sq_meters_raw</text:p>
          </table:table-cell>
          <table:table-cell office:value-type="string">
            <text:p>ratio_to_whole_addative</text:p>
          </table:table-cell>
          <table:table-cell office:value-type="string">
            <text:p>ratio_to_whole_this_zoom</text:p>
          </table:table-cell>
          <table:table-cell office:value-type="string">
            <text:p>twitter_area_sq_meters</text:p>
          </table:table-cell>
          <table:table-cell office:value-type="string">
            <text:p>twitter_sq_rt</text:p>
          </table:table-cell>
          <table:table-cell office:value-type="string">
            <text:p>twitter_tiles</text:p>
          </table:table-cell>
          <table:table-cell office:value-type="string">
            <text:p>twitter_tiles_sum</text:p>
          </table:table-cell>
          <table:table-cell office:value-type="string">
            <text:p>twitter_file_size_mb</text:p>
          </table:table-cell>
          <table:table-cell office:value-type="string">
            <text:p>tfs_mb_sum</text:p>
          </table:table-cell>
          <table:table-cell office:value-type="string">
            <text:p>tile_savings</text:p>
          </table:table-cell>
          <table:table-cell office:value-type="string">
            <text:p>coverage</text:p>
          </table:table-cell>
          <table:table-cell office:value-type="string">
            <text:p>cities</text:p>
          </table:table-cell>
          <table:table-cell office:value-type="string">
            <text:p>ppi</text:p>
          </table:table-cell>
          <table:table-cell office:value-type="string">
            <text:p>Version 2_area</text:p>
          </table:table-cell>
          <table:table-cell office:value-type="string">
            <text:p>Version 1_area</text:p>
          </table:table-cell>
        </table:table-row>
        <table:table-row table:style-name="ro3">
          <table:table-cell table:style-name="ce4" office:value-type="string">
            <text:p>19</text:p>
          </table:table-cell>
          <table:table-cell table:formula="of:=256*2^[.A3]" office:value-type="float" office:value="134217728">
            <text:p>134,217,728 </text:p>
          </table:table-cell>
          <table:table-cell table:style-name="ce7" table:formula="of:=([.B3]/256)^2" office:value-type="float" office:value="274877906944">
            <text:p>274,877,906,944 </text:p>
          </table:table-cell>
          <table:table-cell table:style-name="ce10" table:formula="of:=SUM([.C3:.$C$22])" office:value-type="float" office:value="366503875925">
            <text:p>366,503,875,925</text:p>
          </table:table-cell>
          <table:table-cell table:style-name="ce8" table:formula="of:=[.B3]/256" office:value-type="float" office:value="524288">
            <text:p><text:s/>524,288 </text:p>
          </table:table-cell>
          <table:table-cell table:style-name="ce7" table:number-columns-repeated="3"/>
          <table:table-cell table:style-name="ce7" table:formula="of:=[.C3]*[.$I$1]/1000" office:value-type="float" office:value="3298534883.328">
            <text:p>3,298,534,883 </text:p>
          </table:table-cell>
          <table:table-cell table:style-name="ce7" table:formula="of:=SUM([.I3:.$I$22])" office:value-type="float" office:value="4398046511.1">
            <text:p>4,398,046,511 </text:p>
          </table:table-cell>
          <table:table-cell table:style-name="ce11"/>
          <table:table-cell table:style-name="ce15" table:formula="of:=40075016.69/[.B3]" office:value-type="float" office:value="0.298582141771913">
            <text:p>0.3 </text:p>
          </table:table-cell>
          <table:table-cell table:style-name="ce10" office:value-type="float" office:value="389940735413.325">
            <text:p>389,940,735,413</text:p>
          </table:table-cell>
          <table:table-cell table:style-name="ce19" table:formula="of:=[.P3]/[.$P$12]" office:value-type="percentage" office:value="1.16031811024997">
            <text:p>116.03%</text:p>
          </table:table-cell>
          <table:table-cell table:style-name="ce19" table:formula="of:=[.M3]/[.$M$12]" office:value-type="percentage" office:value="0.000282124870322842">
            <text:p>0.03%</text:p>
          </table:table-cell>
          <table:table-cell table:style-name="ce10" table:formula="of:=SUM([.M3:.$M$12])" office:value-type="float" office:value="1.60374126785249E+015">
            <text:p>1,603,741,267,852,490</text:p>
          </table:table-cell>
          <table:table-cell table:style-name="ce1" table:formula="of:=SQRT([.P3])" office:value-type="float" office:value="40046738.5420147">
            <text:p>40046739</text:p>
          </table:table-cell>
          <table:table-cell table:style-name="ce10" table:formula="of:=[.O3]*[.C3]" office:value-type="float" office:value="77549893.8511901">
            <text:p>77,549,894</text:p>
          </table:table-cell>
          <table:table-cell table:style-name="ce10" table:formula="of:=SUM([.R3:.$R$22])" office:value-type="float" office:value="117383670.81036">
            <text:p>117,383,671</text:p>
          </table:table-cell>
          <table:table-cell table:style-name="ce7" table:formula="of:=[.R3]*[.$I$1]/1000" office:value-type="float" office:value="930598.726214282">
            <text:p>930,599 </text:p>
          </table:table-cell>
          <table:table-cell table:style-name="ce7" table:formula="of:=SUM([.T3:.$T$22])" office:value-type="float" office:value="1408604.04972433">
            <text:p>1,408,604 </text:p>
          </table:table-cell>
          <table:table-cell table:style-name="ce19" table:formula="of:=1-[.R3]/[.C3]" office:value-type="percentage" office:value="0.999717875129677">
            <text:p>99.97%</text:p>
          </table:table-cell>
          <table:table-cell table:style-name="ce19" table:formula="of:=[.R3]/[.C3]" office:value-type="percentage" office:value="0.000282124870322842">
            <text:p>0.03%</text:p>
          </table:table-cell>
          <table:table-cell table:style-name="ce20" office:value-type="string">
            <text:p>n/a</text:p>
          </table:table-cell>
          <table:table-cell table:style-name="ce21" table:formula="of:=[.Q3]/[.B3]" office:value-type="float" office:value="0.298371453151216">
            <text:p>0.2983714532</text:p>
          </table:table-cell>
          <table:table-cell table:style-name="ce10" office:value-type="float" office:value="389940735413.325">
            <text:p>389,940,735,413</text:p>
          </table:table-cell>
          <table:table-cell table:style-name="ce10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256*2^[.A4]" office:value-type="float" office:value="67108864">
            <text:p>67,108,864 </text:p>
          </table:table-cell>
          <table:table-cell table:style-name="ce7" table:formula="of:=([.B4]/256)^2" office:value-type="float" office:value="68719476736">
            <text:p>68,719,476,736 </text:p>
          </table:table-cell>
          <table:table-cell table:style-name="ce10" table:formula="of:=SUM([.C4:.$C$22])" office:value-type="float" office:value="91625968981">
            <text:p>91,625,968,981</text:p>
          </table:table-cell>
          <table:table-cell table:style-name="ce8" table:formula="of:=[.B4]/256" office:value-type="float" office:value="262144">
            <text:p><text:s/>262,144 </text:p>
          </table:table-cell>
          <table:table-cell table:style-name="ce7" table:number-columns-repeated="3"/>
          <table:table-cell table:style-name="ce7" table:formula="of:=[.C4]*[.$I$1]/1000" office:value-type="float" office:value="824633720.832">
            <text:p>824,633,721 </text:p>
          </table:table-cell>
          <table:table-cell table:style-name="ce7" table:formula="of:=SUM([.I4:.$I$22])" office:value-type="float" office:value="1099511627.772">
            <text:p>1,099,511,628 </text:p>
          </table:table-cell>
          <table:table-cell table:style-name="ce12" office:value-type="string">
            <text:p><text:s/>1 : 1,693</text:p>
          </table:table-cell>
          <table:table-cell table:style-name="ce15" table:formula="of:=40075016.69/[.B4]" office:value-type="float" office:value="0.597164283543825">
            <text:p>0.6 </text:p>
          </table:table-cell>
          <table:table-cell table:style-name="ce10" office:value-type="float" office:value="389940735413.325">
            <text:p>389,940,735,413</text:p>
          </table:table-cell>
          <table:table-cell table:style-name="ce19" table:formula="of:=[.P4]/[.$P$12]" office:value-type="percentage" office:value="1.16003598537965">
            <text:p>116.00%</text:p>
          </table:table-cell>
          <table:table-cell table:style-name="ce19" table:formula="of:=[.M4]/[.$M$12]" office:value-type="percentage" office:value="0.000282124870322842">
            <text:p>0.03%</text:p>
          </table:table-cell>
          <table:table-cell table:style-name="ce10" table:formula="of:=SUM([.M4:.$M$12])" office:value-type="float" office:value="1.60335132711707E+015">
            <text:p>1,603,351,327,117,070</text:p>
          </table:table-cell>
          <table:table-cell table:style-name="ce1" table:formula="of:=SQRT([.P4])" office:value-type="float" office:value="40041869.6755917">
            <text:p>40041870</text:p>
          </table:table-cell>
          <table:table-cell table:style-name="ce10" table:formula="of:=[.O4]*[.C4]" office:value-type="float" office:value="19387473.4627975">
            <text:p>19,387,473</text:p>
          </table:table-cell>
          <table:table-cell table:style-name="ce10" table:formula="of:=SUM([.R4:.$R$22])" office:value-type="float" office:value="39833776.9591703">
            <text:p>39,833,777</text:p>
          </table:table-cell>
          <table:table-cell table:style-name="ce7" table:formula="of:=[.R4]*[.$I$1]/1000" office:value-type="float" office:value="232649.68155357">
            <text:p>232,650 </text:p>
          </table:table-cell>
          <table:table-cell table:style-name="ce7" table:formula="of:=SUM([.T4:.$T$22])" office:value-type="float" office:value="478005.323510044">
            <text:p>478,005 </text:p>
          </table:table-cell>
          <table:table-cell table:style-name="ce19" table:formula="of:=1-[.R4]/[.C4]" office:value-type="percentage" office:value="0.999717875129677">
            <text:p>99.97%</text:p>
          </table:table-cell>
          <table:table-cell table:style-name="ce19" table:formula="of:=[.R4]/[.C4]" office:value-type="percentage" office:value="0.000282124870322842">
            <text:p>0.03%</text:p>
          </table:table-cell>
          <table:table-cell table:style-name="ce20" office:value-type="string">
            <text:p>Within 10 km of 70 metros (DC but not Baltimore, SF but not San Jose, NYC but not Jersey)</text:p>
          </table:table-cell>
          <table:table-cell table:style-name="ce21" table:formula="of:=[.Q4]/[.B4]" office:value-type="float" office:value="0.596670354539033">
            <text:p>0.5966703545</text:p>
          </table:table-cell>
          <table:table-cell table:style-name="ce10" office:value-type="float" office:value="389940735413.325">
            <text:p>389,940,735,413</text:p>
          </table:table-cell>
          <table:table-cell table:style-name="ce10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256*2^[.A5]" office:value-type="float" office:value="33554432">
            <text:p>33,554,432 </text:p>
          </table:table-cell>
          <table:table-cell table:style-name="ce7" table:formula="of:=([.B5]/256)^2" office:value-type="float" office:value="17179869184">
            <text:p>17,179,869,184 </text:p>
          </table:table-cell>
          <table:table-cell table:style-name="ce10" table:formula="of:=SUM([.C5:.$C$22])" office:value-type="float" office:value="22906492245">
            <text:p>22,906,492,245</text:p>
          </table:table-cell>
          <table:table-cell table:style-name="ce8" table:formula="of:=[.B5]/256" office:value-type="float" office:value="131072">
            <text:p><text:s/>131,072 </text:p>
          </table:table-cell>
          <table:table-cell table:style-name="ce7" table:number-columns-repeated="3"/>
          <table:table-cell table:style-name="ce7" table:formula="of:=[.C5]*[.$I$1]/1000" office:value-type="float" office:value="206158430.208">
            <text:p>206,158,430 </text:p>
          </table:table-cell>
          <table:table-cell table:style-name="ce7" table:formula="of:=SUM([.I5:.$I$22])" office:value-type="float" office:value="274877906.94">
            <text:p>274,877,907 </text:p>
          </table:table-cell>
          <table:table-cell table:style-name="ce12" office:value-type="string">
            <text:p><text:s/>1 : 3,385</text:p>
          </table:table-cell>
          <table:table-cell table:style-name="ce15" table:formula="of:=40075016.69/[.B5]" office:value-type="float" office:value="1.19432856708765">
            <text:p>1.2 </text:p>
          </table:table-cell>
          <table:table-cell table:style-name="ce10" office:value-type="float" office:value="1131349001293.66">
            <text:p>1,131,349,001,294</text:p>
          </table:table-cell>
          <table:table-cell table:style-name="ce19" table:formula="of:=[.P5]/[.$P$12]" office:value-type="percentage" office:value="1.15975386050932">
            <text:p>115.98%</text:p>
          </table:table-cell>
          <table:table-cell table:style-name="ce19" table:formula="of:=[.M5]/[.$M$12]" office:value-type="percentage" office:value="0.000818538976035748">
            <text:p>0.08%</text:p>
          </table:table-cell>
          <table:table-cell table:style-name="ce10" table:formula="of:=SUM([.M5:.$M$12])" office:value-type="float" office:value="1.60296138638166E+015">
            <text:p>1,602,961,386,381,660</text:p>
          </table:table-cell>
          <table:table-cell table:style-name="ce1" table:formula="of:=SQRT([.P5])" office:value-type="float" office:value="40037000.2170699">
            <text:p>40037000</text:p>
          </table:table-cell>
          <table:table-cell table:style-name="ce10" table:formula="of:=[.O5]*[.C5]" office:value-type="float" office:value="14062392.5302995">
            <text:p>14,062,393</text:p>
          </table:table-cell>
          <table:table-cell table:style-name="ce10" table:formula="of:=SUM([.R5:.$R$22])" office:value-type="float" office:value="20446303.4963728">
            <text:p>20,446,303</text:p>
          </table:table-cell>
          <table:table-cell table:style-name="ce7" table:formula="of:=[.R5]*[.$I$1]/1000" office:value-type="float" office:value="168748.710363593">
            <text:p>168,749 </text:p>
          </table:table-cell>
          <table:table-cell table:style-name="ce7" table:formula="of:=SUM([.T5:.$T$22])" office:value-type="float" office:value="245355.641956473">
            <text:p>245,356 </text:p>
          </table:table-cell>
          <table:table-cell table:style-name="ce19" table:formula="of:=1-[.R5]/[.C5]" office:value-type="percentage" office:value="0.999181461023964">
            <text:p>99.92%</text:p>
          </table:table-cell>
          <table:table-cell table:style-name="ce19" table:formula="of:=[.R5]/[.C5]" office:value-type="percentage" office:value="0.000818538976035748">
            <text:p>0.08%</text:p>
          </table:table-cell>
          <table:table-cell table:style-name="ce20" office:value-type="string">
            <text:p>Within 20 km of 250 metros (DC and Baltimore, SF and San Jose, NYC and Jersey)</text:p>
          </table:table-cell>
          <table:table-cell table:style-name="ce21" table:formula="of:=[.Q5]/[.B5]" office:value-type="float" office:value="1.19319558790535">
            <text:p>1.1931955879</text:p>
          </table:table-cell>
          <table:table-cell table:style-name="ce10" office:value-type="float" office:value="1131349001293.66">
            <text:p>1,131,349,001,294</text:p>
          </table:table-cell>
          <table:table-cell table:style-name="ce10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256*2^[.A6]" office:value-type="float" office:value="16777216">
            <text:p>16,777,216 </text:p>
          </table:table-cell>
          <table:table-cell table:style-name="ce7" table:formula="of:=([.B6]/256)^2" office:value-type="float" office:value="4294967296">
            <text:p>4,294,967,296 </text:p>
          </table:table-cell>
          <table:table-cell table:style-name="ce10" table:formula="of:=SUM([.C6:.$C$22])" office:value-type="float" office:value="5726623061">
            <text:p>5,726,623,061</text:p>
          </table:table-cell>
          <table:table-cell table:style-name="ce8" table:formula="of:=[.B6]/256" office:value-type="float" office:value="65536">
            <text:p><text:s/>65,536 </text:p>
          </table:table-cell>
          <table:table-cell table:style-name="ce7" table:number-columns-repeated="3"/>
          <table:table-cell table:style-name="ce7" table:formula="of:=[.C6]*[.$I$1]/1000" office:value-type="float" office:value="51539607.552">
            <text:p>51,539,608 </text:p>
          </table:table-cell>
          <table:table-cell table:style-name="ce7" table:formula="of:=SUM([.I6:.$I$22])" office:value-type="float" office:value="68719476.732">
            <text:p>68,719,477 </text:p>
          </table:table-cell>
          <table:table-cell table:style-name="ce12" office:value-type="string">
            <text:p><text:s/>1 : 6,771</text:p>
          </table:table-cell>
          <table:table-cell table:style-name="ce15" table:formula="of:=40075016.69/[.B6]" office:value-type="float" office:value="2.3886571341753">
            <text:p>2.4 </text:p>
          </table:table-cell>
          <table:table-cell table:style-name="ce10" office:value-type="float" office:value="977376891829.277">
            <text:p>977,376,891,829</text:p>
          </table:table-cell>
          <table:table-cell table:style-name="ce19" table:formula="of:=[.P6]/[.$P$12]" office:value-type="percentage" office:value="1.15893532153329">
            <text:p>115.89%</text:p>
          </table:table-cell>
          <table:table-cell table:style-name="ce19" table:formula="of:=[.M6]/[.$M$12]" office:value-type="percentage" office:value="0.00070713906966298">
            <text:p>0.07%</text:p>
          </table:table-cell>
          <table:table-cell table:style-name="ce10" table:formula="of:=SUM([.M6:.$M$12])" office:value-type="float" office:value="1.60183003738036E+015">
            <text:p>1,601,830,037,380,360</text:p>
          </table:table-cell>
          <table:table-cell table:style-name="ce1" table:formula="of:=SQRT([.P6])" office:value-type="float" office:value="40022868.9299051">
            <text:p>40022869</text:p>
          </table:table-cell>
          <table:table-cell table:style-name="ce10" table:formula="of:=[.O6]*[.C6]" office:value-type="float" office:value="3037139.17792637">
            <text:p>3,037,139</text:p>
          </table:table-cell>
          <table:table-cell table:style-name="ce10" table:formula="of:=SUM([.R6:.$R$22])" office:value-type="float" office:value="6383910.96607334">
            <text:p>6,383,911</text:p>
          </table:table-cell>
          <table:table-cell table:style-name="ce7" table:formula="of:=[.R6]*[.$I$1]/1000" office:value-type="float" office:value="36445.6701351164">
            <text:p>36,446 </text:p>
          </table:table-cell>
          <table:table-cell table:style-name="ce7" table:formula="of:=SUM([.T6:.$T$22])" office:value-type="float" office:value="76606.93159288">
            <text:p>76,607 </text:p>
          </table:table-cell>
          <table:table-cell table:style-name="ce19" table:formula="of:=1-[.R6]/[.C6]" office:value-type="percentage" office:value="0.999292860930337">
            <text:p>99.93%</text:p>
          </table:table-cell>
          <table:table-cell table:style-name="ce19" table:formula="of:=[.R6]/[.C6]" office:value-type="percentage" office:value="0.00070713906966298">
            <text:p>0.07%</text:p>
          </table:table-cell>
          <table:table-cell office:value-type="string">
            <text:p>Within 20 km of 2500 metro and micropolitan areas (picks up regional population centers like Santa Rosa CA, Harrisburg PA, Albany NY)</text:p>
          </table:table-cell>
          <table:table-cell table:style-name="ce21" table:formula="of:=[.Q6]/[.B6]" office:value-type="float" office:value="2.38554888545901">
            <text:p>2.3855488855</text:p>
          </table:table-cell>
          <table:table-cell table:style-name="ce10" office:value-type="float" office:value="977376891829.277">
            <text:p>977,376,891,829</text:p>
          </table:table-cell>
          <table:table-cell table:style-name="ce10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256*2^[.A7]" office:value-type="float" office:value="8388608">
            <text:p>8,388,608 </text:p>
          </table:table-cell>
          <table:table-cell table:style-name="ce7" table:formula="of:=([.B7]/256)^2" office:value-type="float" office:value="1073741824">
            <text:p>1,073,741,824 </text:p>
          </table:table-cell>
          <table:table-cell table:style-name="ce10" table:formula="of:=SUM([.C7:.$C$22])" office:value-type="float" office:value="1431655765">
            <text:p>1,431,655,765</text:p>
          </table:table-cell>
          <table:table-cell table:style-name="ce8" table:formula="of:=[.B7]/256" office:value-type="float" office:value="32768">
            <text:p><text:s/>32,768 </text:p>
          </table:table-cell>
          <table:table-cell table:style-name="ce7" table:number-columns-repeated="3"/>
          <table:table-cell table:style-name="ce7" table:formula="of:=[.C7]*[.$I$1]/1000" office:value-type="float" office:value="12884901.888">
            <text:p>12,884,902 </text:p>
          </table:table-cell>
          <table:table-cell table:style-name="ce7" table:formula="of:=SUM([.I7:.$I$22])" office:value-type="float" office:value="17179869.18">
            <text:p>17,179,869 </text:p>
          </table:table-cell>
          <table:table-cell table:style-name="ce12" office:value-type="string">
            <text:p><text:s/>1 : 14,000</text:p>
          </table:table-cell>
          <table:table-cell table:style-name="ce15" table:formula="of:=40075016.69/[.B7]" office:value-type="float" office:value="4.7773142683506">
            <text:p>4.8 </text:p>
          </table:table-cell>
          <table:table-cell table:style-name="ce10" office:value-type="float" office:value="952757372928.052">
            <text:p>952,757,372,928</text:p>
          </table:table-cell>
          <table:table-cell table:style-name="ce19" table:formula="of:=[.P7]/[.$P$12]" office:value-type="percentage" office:value="1.15822818246362">
            <text:p>115.82%</text:p>
          </table:table-cell>
          <table:table-cell table:style-name="ce19" table:formula="of:=[.M7]/[.$M$12]" office:value-type="percentage" office:value="0.000689326674222795">
            <text:p>0.07%</text:p>
          </table:table-cell>
          <table:table-cell table:style-name="ce10" table:formula="of:=SUM([.M7:.$M$12])" office:value-type="float" office:value="1.60085266048854E+015">
            <text:p>1,600,852,660,488,540</text:p>
          </table:table-cell>
          <table:table-cell table:style-name="ce1" table:formula="of:=SQRT([.P7])" office:value-type="float" office:value="40010656.8365046">
            <text:p>40010657</text:p>
          </table:table-cell>
          <table:table-cell table:style-name="ce10" table:formula="of:=[.O7]*[.C7]" office:value-type="float" office:value="740158.880511838">
            <text:p>740,159</text:p>
          </table:table-cell>
          <table:table-cell table:style-name="ce10" table:formula="of:=SUM([.R7:.$R$22])" office:value-type="float" office:value="3346771.78814697">
            <text:p>3,346,772</text:p>
          </table:table-cell>
          <table:table-cell table:style-name="ce7" table:formula="of:=[.R7]*[.$I$1]/1000" office:value-type="float" office:value="8881.90656614206">
            <text:p>8,882 </text:p>
          </table:table-cell>
          <table:table-cell table:style-name="ce7" table:formula="of:=SUM([.T7:.$T$22])" office:value-type="float" office:value="40161.2614577636">
            <text:p>40,161 </text:p>
          </table:table-cell>
          <table:table-cell table:style-name="ce19" table:formula="of:=1-[.R7]/[.C7]" office:value-type="percentage" office:value="0.999310673325777">
            <text:p>99.93%</text:p>
          </table:table-cell>
          <table:table-cell table:style-name="ce19" table:formula="of:=[.R7]/[.C7]" office:value-type="percentage" office:value="0.000689326674222795">
            <text:p>0.07%</text:p>
          </table:table-cell>
          <table:table-cell table:style-name="ce20" office:value-type="string">
            <text:p>Most core metro areas and their inner suburbs, bbox area threshold</text:p>
          </table:table-cell>
          <table:table-cell table:style-name="ce21" table:formula="of:=[.Q7]/[.B7]" office:value-type="float" office:value="4.76964197593983">
            <text:p>4.7696419759</text:p>
          </table:table-cell>
          <table:table-cell table:style-name="ce10" office:value-type="float" office:value="952757372928.052">
            <text:p>952,757,372,928</text:p>
          </table:table-cell>
          <table:table-cell table:style-name="ce10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256*2^[.A8]" office:value-type="float" office:value="4194304">
            <text:p>4,194,304 </text:p>
          </table:table-cell>
          <table:table-cell table:style-name="ce7" table:formula="of:=([.B8]/256)^2" office:value-type="float" office:value="268435456">
            <text:p>268,435,456 </text:p>
          </table:table-cell>
          <table:table-cell table:style-name="ce10" table:formula="of:=SUM([.C8:.$C$22])" office:value-type="float" office:value="357913941">
            <text:p>357,913,941</text:p>
          </table:table-cell>
          <table:table-cell table:style-name="ce8" table:formula="of:=[.B8]/256" office:value-type="float" office:value="16384">
            <text:p><text:s/>16,384 </text:p>
          </table:table-cell>
          <table:table-cell table:style-name="ce7" table:number-columns-repeated="3"/>
          <table:table-cell table:style-name="ce7" table:formula="of:=[.C8]*[.$I$1]/1000" office:value-type="float" office:value="3221225.472">
            <text:p>3,221,225 </text:p>
          </table:table-cell>
          <table:table-cell table:style-name="ce7" table:formula="of:=SUM([.I8:.$I$22])" office:value-type="float" office:value="4294967.292">
            <text:p>4,294,967 </text:p>
          </table:table-cell>
          <table:table-cell table:style-name="ce12" office:value-type="string">
            <text:p><text:s/>1 : 27,000</text:p>
          </table:table-cell>
          <table:table-cell table:style-name="ce15" table:formula="of:=40075016.69/[.B8]" office:value-type="float" office:value="9.5546285367012">
            <text:p>9.6 </text:p>
          </table:table-cell>
          <table:table-cell table:style-name="ce10" office:value-type="float" office:value="965776886900.306">
            <text:p>965,776,886,900</text:p>
          </table:table-cell>
          <table:table-cell table:style-name="ce19" table:formula="of:=[.P8]/[.$P$12]" office:value-type="percentage" office:value="1.1575388557894">
            <text:p>115.75%</text:p>
          </table:table-cell>
          <table:table-cell table:style-name="ce19" table:formula="of:=[.M8]/[.$M$12]" office:value-type="percentage" office:value="0.000698746384341552">
            <text:p>0.07%</text:p>
          </table:table-cell>
          <table:table-cell table:style-name="ce10" table:formula="of:=SUM([.M8:.$M$12])" office:value-type="float" office:value="1.59989990311561E+015">
            <text:p>1,599,899,903,115,610</text:p>
          </table:table-cell>
          <table:table-cell table:style-name="ce1" table:formula="of:=SQRT([.P8])" office:value-type="float" office:value="39998748.7693754">
            <text:p>39998749</text:p>
          </table:table-cell>
          <table:table-cell table:style-name="ce10" table:formula="of:=[.O8]*[.C8]" office:value-type="float" office:value="187568.304309076">
            <text:p>187,568</text:p>
          </table:table-cell>
          <table:table-cell table:style-name="ce10" table:formula="of:=SUM([.R8:.$R$22])" office:value-type="float" office:value="2606612.90763513">
            <text:p>2,606,613</text:p>
          </table:table-cell>
          <table:table-cell table:style-name="ce7" table:formula="of:=[.R8]*[.$I$1]/1000" office:value-type="float" office:value="2250.81965170891">
            <text:p>2,251 </text:p>
          </table:table-cell>
          <table:table-cell table:style-name="ce7" table:formula="of:=SUM([.T8:.$T$22])" office:value-type="float" office:value="31279.3548916216">
            <text:p>31,279 </text:p>
          </table:table-cell>
          <table:table-cell table:style-name="ce19" table:formula="of:=1-[.R8]/[.C8]" office:value-type="percentage" office:value="0.999301253615658">
            <text:p>99.93%</text:p>
          </table:table-cell>
          <table:table-cell table:style-name="ce19" table:formula="of:=[.R8]/[.C8]" office:value-type="percentage" office:value="0.000698746384341552">
            <text:p>0.07%</text:p>
          </table:table-cell>
          <table:table-cell table:style-name="ce20" office:value-type="string">
            <text:p>Most core metro areas and their exurbs, bbox area threshold</text:p>
          </table:table-cell>
          <table:table-cell table:style-name="ce21" table:formula="of:=[.Q8]/[.B8]" office:value-type="float" office:value="9.53644484743485">
            <text:p>9.5364448474</text:p>
          </table:table-cell>
          <table:table-cell table:style-name="ce10" office:value-type="float" office:value="965776886900.306">
            <text:p>965,776,886,900</text:p>
          </table:table-cell>
          <table:table-cell table:style-name="ce10" office:value-type="float" office:value="7753573925834.42">
            <text:p>7,753,573,925,8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256*2^[.A9]" office:value-type="float" office:value="2097152">
            <text:p>2,097,152 </text:p>
          </table:table-cell>
          <table:table-cell table:style-name="ce7" table:formula="of:=([.B9]/256)^2" office:value-type="float" office:value="67108864">
            <text:p>67,108,864 </text:p>
          </table:table-cell>
          <table:table-cell table:style-name="ce10" table:formula="of:=SUM([.C9:.$C$22])" office:value-type="float" office:value="89478485">
            <text:p>89,478,485</text:p>
          </table:table-cell>
          <table:table-cell table:style-name="ce8" table:formula="of:=[.B9]/256" office:value-type="float" office:value="8192">
            <text:p><text:s/>8,192 </text:p>
          </table:table-cell>
          <table:table-cell table:style-name="ce7" table:number-columns-repeated="3"/>
          <table:table-cell table:style-name="ce7" table:formula="of:=[.C9]*[.$I$1]/1000" office:value-type="float" office:value="805306.368">
            <text:p>805,306 </text:p>
          </table:table-cell>
          <table:table-cell table:style-name="ce7" table:formula="of:=SUM([.I9:.$I$22])" office:value-type="float" office:value="1073741.82">
            <text:p>1,073,742 </text:p>
          </table:table-cell>
          <table:table-cell table:style-name="ce12" office:value-type="string">
            <text:p><text:s/>1 : 54,000</text:p>
          </table:table-cell>
          <table:table-cell table:style-name="ce15" table:formula="of:=40075016.69/[.B9]" office:value-type="float" office:value="19.1092570734024">
            <text:p>19.1 </text:p>
          </table:table-cell>
          <table:table-cell table:style-name="ce18" office:value-type="float" office:value="3498768521482.87">
            <text:p>3,498,768,521,483</text:p>
          </table:table-cell>
          <table:table-cell table:style-name="ce19" table:formula="of:=[.P9]/[.$P$12]" office:value-type="percentage" office:value="1.15684010940506">
            <text:p>115.68%</text:p>
          </table:table-cell>
          <table:table-cell table:style-name="ce19" table:formula="of:=[.M9]/[.$M$12]" office:value-type="percentage" office:value="0.00253138368415578">
            <text:p>0.25%</text:p>
          </table:table-cell>
          <table:table-cell table:style-name="ce10" table:formula="of:=SUM([.M9:.$M$12])" office:value-type="float" office:value="1.59893412622871E+015">
            <text:p>1,598,934,126,228,710</text:p>
          </table:table-cell>
          <table:table-cell table:style-name="ce1" table:formula="of:=SQRT([.P9])" office:value-type="float" office:value="39986674.3581997">
            <text:p>39986674</text:p>
          </table:table-cell>
          <table:table-cell table:style-name="ce10" table:formula="of:=[.O9]*[.C9]" office:value-type="float" office:value="169878.283391829">
            <text:p>169,878</text:p>
          </table:table-cell>
          <table:table-cell table:style-name="ce10" table:formula="of:=SUM([.R9:.$R$22])" office:value-type="float" office:value="2419044.60332606">
            <text:p>2,419,045</text:p>
          </table:table-cell>
          <table:table-cell table:style-name="ce7" table:formula="of:=[.R9]*[.$I$1]/1000" office:value-type="float" office:value="2038.53940070195">
            <text:p>2,039 </text:p>
          </table:table-cell>
          <table:table-cell table:style-name="ce7" table:formula="of:=SUM([.T9:.$T$22])" office:value-type="float" office:value="29028.5352399127">
            <text:p>29,029 </text:p>
          </table:table-cell>
          <table:table-cell table:style-name="ce19" table:formula="of:=1-[.R9]/[.C9]" office:value-type="percentage" office:value="0.997468616315844">
            <text:p>99.75%</text:p>
          </table:table-cell>
          <table:table-cell table:style-name="ce19" table:formula="of:=[.R9]/[.C9]" office:value-type="percentage" office:value="0.00253138368415578">
            <text:p>0.25%</text:p>
          </table:table-cell>
          <table:table-cell table:style-name="ce20" office:value-type="string">
            <text:p>Metro and micorpolitan areas in 12. Now less than 1% of land area.</text:p>
          </table:table-cell>
          <table:table-cell table:style-name="ce21" table:formula="of:=[.Q9]/[.B9]" office:value-type="float" office:value="19.0671321669577">
            <text:p>19.067132167</text:p>
          </table:table-cell>
          <table:table-cell table:style-name="ce18" office:value-type="float" office:value="3498768521482.87">
            <text:p>3,498,768,521,483</text:p>
          </table:table-cell>
          <table:table-cell table:style-name="ce10" office:value-type="float" office:value="7753573925834.42">
            <text:p>7,753,573,925,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256*2^[.A10]" office:value-type="float" office:value="1048576">
            <text:p>1,048,576 </text:p>
          </table:table-cell>
          <table:table-cell table:style-name="ce7" table:formula="of:=([.B10]/256)^2" office:value-type="float" office:value="16777216">
            <text:p>16,777,216 </text:p>
          </table:table-cell>
          <table:table-cell table:style-name="ce10" table:formula="of:=SUM([.C10:.$C$22])" office:value-type="float" office:value="22369621">
            <text:p>22,369,621</text:p>
          </table:table-cell>
          <table:table-cell table:style-name="ce8" table:formula="of:=[.B10]/256" office:value-type="float" office:value="4096">
            <text:p><text:s/>4,096 </text:p>
          </table:table-cell>
          <table:table-cell table:style-name="ce7" table:number-columns-repeated="3"/>
          <table:table-cell table:style-name="ce7" table:formula="of:=[.C10]*[.$I$1]/1000" office:value-type="float" office:value="201326.592">
            <text:p>201,327 </text:p>
          </table:table-cell>
          <table:table-cell table:style-name="ce7" table:formula="of:=SUM([.I10:.$I$22])" office:value-type="float" office:value="268435.452">
            <text:p>268,435 </text:p>
          </table:table-cell>
          <table:table-cell table:style-name="ce12" office:value-type="string">
            <text:p><text:s/>1 : 108,000</text:p>
          </table:table-cell>
          <table:table-cell table:style-name="ce15" table:formula="of:=40075016.69/[.B10]" office:value-type="float" office:value="38.2185141468048">
            <text:p>38.2 </text:p>
          </table:table-cell>
          <table:table-cell table:style-name="ce10" office:value-type="float" office:value="22391423701890.7">
            <text:p>22,391,423,701,891</text:p>
          </table:table-cell>
          <table:table-cell table:style-name="ce19" table:formula="of:=[.P10]/[.$P$12]" office:value-type="percentage" office:value="1.1543087257209">
            <text:p>115.43%</text:p>
          </table:table-cell>
          <table:table-cell table:style-name="ce19" table:formula="of:=[.M10]/[.$M$12]" office:value-type="percentage" office:value="0.0162003528601435">
            <text:p>1.62%</text:p>
          </table:table-cell>
          <table:table-cell table:style-name="ce10" table:formula="of:=SUM([.M10:.$M$12])" office:value-type="float" office:value="1.59543535770722E+015">
            <text:p>1,595,435,357,707,220</text:p>
          </table:table-cell>
          <table:table-cell table:style-name="ce1" table:formula="of:=SQRT([.P10])" office:value-type="float" office:value="39942901.2179539">
            <text:p>39942901</text:p>
          </table:table-cell>
          <table:table-cell table:style-name="ce10" table:formula="of:=[.O10]*[.C10]" office:value-type="float" office:value="271796.819210845">
            <text:p>271,797</text:p>
          </table:table-cell>
          <table:table-cell table:style-name="ce10" table:formula="of:=SUM([.R10:.$R$22])" office:value-type="float" office:value="2249166.31993423">
            <text:p>2,249,166</text:p>
          </table:table-cell>
          <table:table-cell table:style-name="ce7" table:formula="of:=[.R10]*[.$I$1]/1000" office:value-type="float" office:value="3261.56183053014">
            <text:p>3,262 </text:p>
          </table:table-cell>
          <table:table-cell table:style-name="ce7" table:formula="of:=SUM([.T10:.$T$22])" office:value-type="float" office:value="26989.9958392107">
            <text:p>26,990 </text:p>
          </table:table-cell>
          <table:table-cell table:style-name="ce19" table:formula="of:=1-[.R10]/[.C10]" office:value-type="percentage" office:value="0.983799647139856">
            <text:p>98.38%</text:p>
          </table:table-cell>
          <table:table-cell table:style-name="ce19" table:formula="of:=[.R10]/[.C10]" office:value-type="percentage" office:value="0.0162003528601435">
            <text:p>1.62%</text:p>
          </table:table-cell>
          <table:table-cell table:style-name="ce20" office:value-type="string">
            <text:p>Most of NA, western Europe, elsewhere that are on the net. About 5% of land area and less than 2% of globe. </text:p>
          </table:table-cell>
          <table:table-cell table:style-name="ce21" table:formula="of:=[.Q10]/[.B10]" office:value-type="float" office:value="38.0925190143146">
            <text:p>38.0925190143</text:p>
          </table:table-cell>
          <table:table-cell table:style-name="ce10" office:value-type="float" office:value="22391423701890.7">
            <text:p>22,391,423,701,891</text:p>
          </table:table-cell>
          <table:table-cell table:style-name="ce10" office:value-type="float" office:value="22430088367943.3">
            <text:p>22,430,088,367,9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256*2^[.A11]" office:value-type="float" office:value="524288">
            <text:p>524,288 </text:p>
          </table:table-cell>
          <table:table-cell table:style-name="ce7" table:formula="of:=([.B11]/256)^2" office:value-type="float" office:value="4194304">
            <text:p>4,194,304 </text:p>
          </table:table-cell>
          <table:table-cell table:style-name="ce10" table:formula="of:=SUM([.C11:.$C$22])" office:value-type="float" office:value="5592405">
            <text:p>5,592,405</text:p>
          </table:table-cell>
          <table:table-cell table:style-name="ce8" table:formula="of:=[.B11]/256" office:value-type="float" office:value="2048">
            <text:p><text:s/>2,048 </text:p>
          </table:table-cell>
          <table:table-cell table:style-name="ce7" table:number-columns-repeated="3"/>
          <table:table-cell table:style-name="ce7" table:formula="of:=[.C11]*[.$I$1]/1000" office:value-type="float" office:value="50331.648">
            <text:p>50,332 </text:p>
          </table:table-cell>
          <table:table-cell table:style-name="ce7" table:formula="of:=SUM([.I11:.$I$22])" office:value-type="float" office:value="67108.86">
            <text:p>67,109 </text:p>
          </table:table-cell>
          <table:table-cell table:style-name="ce12" office:value-type="string">
            <text:p><text:s/>1 : 217,000</text:p>
          </table:table-cell>
          <table:table-cell table:style-name="ce15" table:formula="of:=40075016.69/[.B11]" office:value-type="float" office:value="76.4370282936096">
            <text:p>76.4 </text:p>
          </table:table-cell>
          <table:table-cell table:style-name="ce10" office:value-type="float" office:value="190887391169862">
            <text:p>190,887,391,169,862</text:p>
          </table:table-cell>
          <table:table-cell table:style-name="ce19" table:formula="of:=[.P11]/[.$P$12]" office:value-type="percentage" office:value="1.13810837286076">
            <text:p>113.81%</text:p>
          </table:table-cell>
          <table:table-cell table:style-name="ce19" table:formula="of:=[.M11]/[.$M$12]" office:value-type="percentage" office:value="0.138108372860761">
            <text:p>13.81%</text:p>
          </table:table-cell>
          <table:table-cell table:style-name="ce10" table:formula="of:=SUM([.M11:.$M$12])" office:value-type="float" office:value="1.57304393400533E+015">
            <text:p>1,573,043,934,005,330</text:p>
          </table:table-cell>
          <table:table-cell table:style-name="ce1" table:formula="of:=SQRT([.P11])" office:value-type="float" office:value="39661617.8944497">
            <text:p>39661618</text:p>
          </table:table-cell>
          <table:table-cell table:style-name="ce10" table:formula="of:=[.O11]*[.C11]" office:value-type="float" office:value="579268.500723381">
            <text:p>579,269</text:p>
          </table:table-cell>
          <table:table-cell table:style-name="ce10" table:formula="of:=SUM([.R11:.$R$22])" office:value-type="float" office:value="1977369.50072338">
            <text:p>1,977,370</text:p>
          </table:table-cell>
          <table:table-cell table:style-name="ce7" table:formula="of:=[.R11]*[.$I$1]/1000" office:value-type="float" office:value="6951.22200868057">
            <text:p>6,951 </text:p>
          </table:table-cell>
          <table:table-cell table:style-name="ce7" table:formula="of:=SUM([.T11:.$T$22])" office:value-type="float" office:value="23728.4340086806">
            <text:p>23,728 </text:p>
          </table:table-cell>
          <table:table-cell table:style-name="ce19" table:formula="of:=1-[.R11]/[.C11]" office:value-type="percentage" office:value="0.861891627139239">
            <text:p>86.19%</text:p>
          </table:table-cell>
          <table:table-cell table:style-name="ce19" table:formula="of:=[.R11]/[.C11]" office:value-type="percentage" office:value="0.138108372860761">
            <text:p>13.81%</text:p>
          </table:table-cell>
          <table:table-cell table:style-name="ce20" office:value-type="string">
            <text:p>Not ocean, not unpopulated, is on the net. Ocean is about 71% of the surface: of the 29% of land, we're looking at just half of that.</text:p>
          </table:table-cell>
          <table:table-cell table:style-name="ce21" table:formula="of:=[.Q11]/[.B11]" office:value-type="float" office:value="75.6485326661104">
            <text:p>75.6485326661</text:p>
          </table:table-cell>
          <table:table-cell table:style-name="ce10" office:value-type="float" office:value="190887391169862">
            <text:p>190,887,391,169,862</text:p>
          </table:table-cell>
          <table:table-cell table:style-name="ce10" office:value-type="float" office:value="190921684027528">
            <text:p>190,921,684,027,5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56*2^[.A12]" office:value-type="float" office:value="262144">
            <text:p>262,144 </text:p>
          </table:table-cell>
          <table:table-cell table:style-name="ce7" table:formula="of:=([.B12]/256)^2" office:value-type="float" office:value="1048576">
            <text:p>1,048,576 </text:p>
          </table:table-cell>
          <table:table-cell table:style-name="ce10" table:formula="of:=SUM([.C12:.$C$22])" office:value-type="float" office:value="1398101">
            <text:p>1,398,101</text:p>
          </table:table-cell>
          <table:table-cell table:style-name="ce8" table:formula="of:=[.B12]/256" office:value-type="float" office:value="1024">
            <text:p><text:s/>1,024 </text:p>
          </table:table-cell>
          <table:table-cell table:style-name="ce7" office:value-type="float" office:value="1022">
            <text:p>1,022 </text:p>
          </table:table-cell>
          <table:table-cell table:style-name="ce7" table:formula="of:=INT([.F12]/[.E12])" office:value-type="float" office:value="0">
            <text:p><text:s/>- </text:p>
          </table:table-cell>
          <table:table-cell table:style-name="ce7" table:formula="of:=MOD([.F12];[.E12])" office:value-type="float" office:value="1022">
            <text:p>1,022 </text:p>
          </table:table-cell>
          <table:table-cell table:style-name="ce7" table:formula="of:=[.C12]*[.$I$1]/1000" office:value-type="float" office:value="12582.912">
            <text:p>12,583 </text:p>
          </table:table-cell>
          <table:table-cell table:style-name="ce7" table:formula="of:=SUM([.I12:.$I$22])" office:value-type="float" office:value="16777.212">
            <text:p>16,777 </text:p>
          </table:table-cell>
          <table:table-cell table:style-name="ce12" office:value-type="string">
            <text:p><text:s/>1 : 433,000</text:p>
          </table:table-cell>
          <table:table-cell table:style-name="ce15" table:formula="of:=40075016.69/[.B12]" office:value-type="float" office:value="152.874056587219">
            <text:p>152.9 </text:p>
          </table:table-cell>
          <table:table-cell table:style-name="ce10" office:value-type="float" office:value="1.38215654283547E+015">
            <text:p>1,382,156,542,835,470</text:p>
          </table:table-cell>
          <table:table-cell table:style-name="ce19" table:formula="of:=[.P12]/[.$P$12]" office:value-type="percentage" office:value="1">
            <text:p>100.00%</text:p>
          </table:table-cell>
          <table:table-cell table:style-name="ce19" table:formula="of:=[.M12]/[.$M$12]" office:value-type="percentage" office:value="1">
            <text:p>100.00%</text:p>
          </table:table-cell>
          <table:table-cell table:style-name="ce10" table:formula="of:=SUM([.M12:.$M$12])" office:value-type="float" office:value="1.38215654283547E+015">
            <text:p>1,382,156,542,835,470</text:p>
          </table:table-cell>
          <table:table-cell table:style-name="ce1" table:formula="of:=SQRT([.P12])" office:value-type="float" office:value="37177366.0018495">
            <text:p>37177366</text:p>
          </table:table-cell>
          <table:table-cell table:style-name="ce10" table:formula="of:=[.O12]*[.C12]" office:value-type="float" office:value="1048576">
            <text:p>1,048,576</text:p>
          </table:table-cell>
          <table:table-cell table:style-name="ce10" table:formula="of:=SUM([.R12:.$R$22])" office:value-type="float" office:value="1398101">
            <text:p>1,398,101</text:p>
          </table:table-cell>
          <table:table-cell table:style-name="ce7" table:formula="of:=[.R12]*[.$I$1]/1000" office:value-type="float" office:value="12582.912">
            <text:p>12,583 </text:p>
          </table:table-cell>
          <table:table-cell table:style-name="ce7" table:formula="of:=SUM([.T12:.$T$22])" office:value-type="float" office:value="16777.212">
            <text:p>16,777 </text:p>
          </table:table-cell>
          <table:table-cell table:formula="of:=1-[.R12]/[.C12]" office:value-type="float" office:value="0">
            <text:p>0</text:p>
          </table:table-cell>
          <table:table-cell table:style-name="ce19" table:formula="of:=[.R12]/[.C12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style-name="ce21" table:formula="of:=[.Q12]/[.B12]" office:value-type="float" office:value="141.820396430395">
            <text:p>141.8203964304</text:p>
          </table:table-cell>
          <table:table-cell table:style-name="ce10" office:value-type="float" office:value="1.38215654283547E+015">
            <text:p>1,382,156,542,835,470</text:p>
          </table:table-cell>
          <table:table-cell table:style-name="ce10" office:value-type="float" office:value="1.38215654283547E+015">
            <text:p>1,382,156,542,835,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8" table:formula="of:=256*2^[.A13]" office:value-type="float" office:value="131072">
            <text:p><text:s/>131,072 </text:p>
          </table:table-cell>
          <table:table-cell table:formula="of:=([.B13]/256)^2" office:value-type="float" office:value="262144">
            <text:p><text:s/>262,144 </text:p>
          </table:table-cell>
          <table:table-cell table:style-name="ce10" table:formula="of:=SUM([.C13:.$C$22])" office:value-type="float" office:value="349525">
            <text:p>349,525</text:p>
          </table:table-cell>
          <table:table-cell table:style-name="ce8" table:formula="of:=[.B13]/256" office:value-type="float" office:value="512">
            <text:p><text:s/>512 </text:p>
          </table:table-cell>
          <table:table-cell table:number-columns-repeated="3"/>
          <table:table-cell table:style-name="ce7" table:formula="of:=[.C13]*[.$I$1]/1000" office:value-type="float" office:value="3145.728">
            <text:p>3,146 </text:p>
          </table:table-cell>
          <table:table-cell table:style-name="ce7" table:formula="of:=SUM([.I13:.$I$22])" office:value-type="float" office:value="4194.3">
            <text:p>4,194 </text:p>
          </table:table-cell>
          <table:table-cell table:style-name="ce12" office:value-type="string">
            <text:p><text:s/>1 : 217,000</text:p>
          </table:table-cell>
          <table:table-cell table:style-name="ce16" table:formula="of:=40075016.69/[.C13]" office:value-type="float" office:value="152.874056587219">
            <text:p><text:s/>152.9 </text:p>
          </table:table-cell>
          <table:table-cell table:number-columns-repeated="5"/>
          <table:table-cell table:style-name="ce8" table:formula="of:=[.C13]" office:value-type="float" office:value="262144">
            <text:p><text:s/>262,144 </text:p>
          </table:table-cell>
          <table:table-cell table:style-name="ce10" table:formula="of:=SUM([.R13:.$R$22])" office:value-type="float" office:value="349525">
            <text:p>349,525</text:p>
          </table:table-cell>
          <table:table-cell table:style-name="ce7" table:formula="of:=[.R13]*[.$I$1]/1000" office:value-type="float" office:value="3145.728">
            <text:p>3,146 </text:p>
          </table:table-cell>
          <table:table-cell table:style-name="ce7" table:formula="of:=SUM([.T13:.$T$22])" office:value-type="float" office:value="4194.3">
            <text:p>4,194 </text:p>
          </table:table-cell>
          <table:table-cell table:formula="of:=1-[.R13]/[.C13]" office:value-type="float" office:value="0">
            <text:p>0</text:p>
          </table:table-cell>
          <table:table-cell table:style-name="ce19" table:formula="of:=[.R13]/[.C13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9" table:formula="of:=256*2^[.A14]" office:value-type="float" office:value="65536">
            <text:p><text:s/>65,536 </text:p>
          </table:table-cell>
          <table:table-cell table:style-name="ce9" table:formula="of:=([.B14]/256)^2" office:value-type="float" office:value="65536">
            <text:p><text:s/>65,536 </text:p>
          </table:table-cell>
          <table:table-cell table:style-name="ce10" table:formula="of:=SUM([.C14:.$C$22])" office:value-type="float" office:value="87381">
            <text:p>87,381</text:p>
          </table:table-cell>
          <table:table-cell table:style-name="ce8" table:formula="of:=[.B14]/256" office:value-type="float" office:value="256">
            <text:p><text:s/>256 </text:p>
          </table:table-cell>
          <table:table-cell table:number-columns-repeated="3"/>
          <table:table-cell table:style-name="ce7" table:formula="of:=[.C14]*[.$I$1]/1000" office:value-type="float" office:value="786.432">
            <text:p>786 </text:p>
          </table:table-cell>
          <table:table-cell table:style-name="ce7" table:formula="of:=SUM([.I14:.$I$22])" office:value-type="float" office:value="1048.572">
            <text:p>1,049 </text:p>
          </table:table-cell>
          <table:table-cell table:style-name="ce12" office:value-type="string">
            <text:p><text:s/>1 : 433,000</text:p>
          </table:table-cell>
          <table:table-cell table:style-name="ce16" table:formula="of:=40075016.69/[.C14]" office:value-type="float" office:value="611.496226348877">
            <text:p><text:s/>611.5 </text:p>
          </table:table-cell>
          <table:table-cell table:number-columns-repeated="5"/>
          <table:table-cell table:style-name="ce8" table:formula="of:=[.C14]" office:value-type="float" office:value="65536">
            <text:p><text:s/>65,536 </text:p>
          </table:table-cell>
          <table:table-cell table:style-name="ce10" table:formula="of:=SUM([.R14:.$R$22])" office:value-type="float" office:value="87381">
            <text:p>87,381</text:p>
          </table:table-cell>
          <table:table-cell table:style-name="ce7" table:formula="of:=[.R14]*[.$I$1]/1000" office:value-type="float" office:value="786.432">
            <text:p>786 </text:p>
          </table:table-cell>
          <table:table-cell table:style-name="ce7" table:formula="of:=SUM([.T14:.$T$22])" office:value-type="float" office:value="1048.572">
            <text:p>1,049 </text:p>
          </table:table-cell>
          <table:table-cell table:formula="of:=1-[.R14]/[.C14]" office:value-type="float" office:value="0">
            <text:p>0</text:p>
          </table:table-cell>
          <table:table-cell table:style-name="ce19" table:formula="of:=[.R14]/[.C14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9" table:formula="of:=256*2^[.A15]" office:value-type="float" office:value="32768">
            <text:p><text:s/>32,768 </text:p>
          </table:table-cell>
          <table:table-cell table:style-name="ce9" table:formula="of:=([.B15]/256)^2" office:value-type="float" office:value="16384">
            <text:p><text:s/>16,384 </text:p>
          </table:table-cell>
          <table:table-cell table:style-name="ce10" table:formula="of:=SUM([.C15:.$C$22])" office:value-type="float" office:value="21845">
            <text:p>21,845</text:p>
          </table:table-cell>
          <table:table-cell table:style-name="ce8" table:formula="of:=[.B15]/256" office:value-type="float" office:value="128">
            <text:p><text:s/>128 </text:p>
          </table:table-cell>
          <table:table-cell table:number-columns-repeated="3"/>
          <table:table-cell table:style-name="ce7" table:formula="of:=[.C15]*[.$I$1]/1000" office:value-type="float" office:value="196.608">
            <text:p>197 </text:p>
          </table:table-cell>
          <table:table-cell table:style-name="ce7" table:formula="of:=SUM([.I15:.$I$22])" office:value-type="float" office:value="262.14">
            <text:p>262 </text:p>
          </table:table-cell>
          <table:table-cell table:style-name="ce12" office:value-type="string">
            <text:p><text:s/>1 : 867,000</text:p>
          </table:table-cell>
          <table:table-cell table:style-name="ce16" table:formula="of:=40075016.69/[.C15]" office:value-type="float" office:value="2445.98490539551">
            <text:p><text:s/>2,446.0 </text:p>
          </table:table-cell>
          <table:table-cell table:number-columns-repeated="5"/>
          <table:table-cell table:style-name="ce8" table:formula="of:=[.C15]" office:value-type="float" office:value="16384">
            <text:p><text:s/>16,384 </text:p>
          </table:table-cell>
          <table:table-cell table:style-name="ce10" table:formula="of:=SUM([.R15:.$R$22])" office:value-type="float" office:value="21845">
            <text:p>21,845</text:p>
          </table:table-cell>
          <table:table-cell table:style-name="ce7" table:formula="of:=[.R15]*[.$I$1]/1000" office:value-type="float" office:value="196.608">
            <text:p>197 </text:p>
          </table:table-cell>
          <table:table-cell table:style-name="ce7" table:formula="of:=SUM([.T15:.$T$22])" office:value-type="float" office:value="262.14">
            <text:p>262 </text:p>
          </table:table-cell>
          <table:table-cell table:formula="of:=1-[.R15]/[.C15]" office:value-type="float" office:value="0">
            <text:p>0</text:p>
          </table:table-cell>
          <table:table-cell table:style-name="ce19" table:formula="of:=[.R15]/[.C15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8" table:formula="of:=256*2^[.A16]" office:value-type="float" office:value="16384">
            <text:p><text:s/>16,384 </text:p>
          </table:table-cell>
          <table:table-cell table:formula="of:=([.B16]/256)^2" office:value-type="float" office:value="4096">
            <text:p><text:s/>4,096 </text:p>
          </table:table-cell>
          <table:table-cell table:style-name="ce10" table:formula="of:=SUM([.C16:.$C$22])" office:value-type="float" office:value="5461">
            <text:p>5,461</text:p>
          </table:table-cell>
          <table:table-cell table:style-name="ce8" table:formula="of:=[.B16]/256" office:value-type="float" office:value="64">
            <text:p><text:s/>64 </text:p>
          </table:table-cell>
          <table:table-cell table:number-columns-repeated="3"/>
          <table:table-cell table:style-name="ce7" table:formula="of:=[.C16]*[.$I$1]/1000" office:value-type="float" office:value="49.152">
            <text:p>49 </text:p>
          </table:table-cell>
          <table:table-cell table:style-name="ce7" table:formula="of:=SUM([.I16:.$I$22])" office:value-type="float" office:value="65.532">
            <text:p>66 </text:p>
          </table:table-cell>
          <table:table-cell table:style-name="ce13" office:value-type="string">
            <text:p><text:s/>1 : 2 million</text:p>
          </table:table-cell>
          <table:table-cell table:style-name="ce17" table:formula="of:=40075016.69/[.C16]" office:value-type="float" office:value="9783.93962158203">
            <text:p><text:s/>9,783.9 </text:p>
          </table:table-cell>
          <table:table-cell table:number-columns-repeated="5"/>
          <table:table-cell table:style-name="ce8" table:formula="of:=[.C16]" office:value-type="float" office:value="4096">
            <text:p><text:s/>4,096 </text:p>
          </table:table-cell>
          <table:table-cell table:style-name="ce10" table:formula="of:=SUM([.R16:.$R$22])" office:value-type="float" office:value="5461">
            <text:p>5,461</text:p>
          </table:table-cell>
          <table:table-cell table:style-name="ce7" table:formula="of:=[.R16]*[.$I$1]/1000" office:value-type="float" office:value="49.152">
            <text:p>49 </text:p>
          </table:table-cell>
          <table:table-cell table:style-name="ce7" table:formula="of:=SUM([.T16:.$T$22])" office:value-type="float" office:value="65.532">
            <text:p>66 </text:p>
          </table:table-cell>
          <table:table-cell table:formula="of:=1-[.R16]/[.C16]" office:value-type="float" office:value="0">
            <text:p>0</text:p>
          </table:table-cell>
          <table:table-cell table:style-name="ce19" table:formula="of:=[.R16]/[.C16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8" table:formula="of:=256*2^[.A17]" office:value-type="float" office:value="8192">
            <text:p><text:s/>8,192 </text:p>
          </table:table-cell>
          <table:table-cell table:formula="of:=([.B17]/256)^2" office:value-type="float" office:value="1024">
            <text:p><text:s/>1,024 </text:p>
          </table:table-cell>
          <table:table-cell table:style-name="ce10" table:formula="of:=SUM([.C17:.$C$22])" office:value-type="float" office:value="1365">
            <text:p>1,365</text:p>
          </table:table-cell>
          <table:table-cell table:style-name="ce8" table:formula="of:=[.B17]/256" office:value-type="float" office:value="32">
            <text:p><text:s/>32 </text:p>
          </table:table-cell>
          <table:table-cell table:number-columns-repeated="3"/>
          <table:table-cell table:style-name="ce7" table:formula="of:=[.C17]*[.$I$1]/1000" office:value-type="float" office:value="12.288">
            <text:p>12 </text:p>
          </table:table-cell>
          <table:table-cell table:style-name="ce7" table:formula="of:=SUM([.I17:.$I$22])" office:value-type="float" office:value="16.38">
            <text:p>16 </text:p>
          </table:table-cell>
          <table:table-cell table:style-name="ce13" office:value-type="string">
            <text:p><text:s/>1 : 3 million</text:p>
          </table:table-cell>
          <table:table-cell table:style-name="ce17" table:formula="of:=40075016.69/[.C17]" office:value-type="float" office:value="39135.7584863281">
            <text:p><text:s/>39,135.8 </text:p>
          </table:table-cell>
          <table:table-cell table:number-columns-repeated="5"/>
          <table:table-cell table:style-name="ce8" table:formula="of:=[.C17]" office:value-type="float" office:value="1024">
            <text:p><text:s/>1,024 </text:p>
          </table:table-cell>
          <table:table-cell table:style-name="ce10" table:formula="of:=SUM([.R17:.$R$22])" office:value-type="float" office:value="1365">
            <text:p>1,365</text:p>
          </table:table-cell>
          <table:table-cell table:style-name="ce7" table:formula="of:=[.R17]*[.$I$1]/1000" office:value-type="float" office:value="12.288">
            <text:p>12 </text:p>
          </table:table-cell>
          <table:table-cell table:style-name="ce7" table:formula="of:=SUM([.T17:.$T$22])" office:value-type="float" office:value="16.38">
            <text:p>16 </text:p>
          </table:table-cell>
          <table:table-cell table:formula="of:=1-[.R17]/[.C17]" office:value-type="float" office:value="0">
            <text:p>0</text:p>
          </table:table-cell>
          <table:table-cell table:style-name="ce19" table:formula="of:=[.R17]/[.C17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8" table:formula="of:=256*2^[.A18]" office:value-type="float" office:value="4096">
            <text:p><text:s/>4,096 </text:p>
          </table:table-cell>
          <table:table-cell table:formula="of:=([.B18]/256)^2" office:value-type="float" office:value="256">
            <text:p><text:s/>256 </text:p>
          </table:table-cell>
          <table:table-cell table:style-name="ce10" table:formula="of:=SUM([.C18:.$C$22])" office:value-type="float" office:value="341">
            <text:p>341</text:p>
          </table:table-cell>
          <table:table-cell table:style-name="ce8" table:formula="of:=[.B18]/256" office:value-type="float" office:value="16">
            <text:p><text:s/>16 </text:p>
          </table:table-cell>
          <table:table-cell table:number-columns-repeated="3"/>
          <table:table-cell table:style-name="ce7" table:formula="of:=[.C18]*[.$I$1]/1000" office:value-type="float" office:value="3.072">
            <text:p>3 </text:p>
          </table:table-cell>
          <table:table-cell table:style-name="ce7" table:formula="of:=SUM([.I18:.$I$22])" office:value-type="float" office:value="4.092">
            <text:p>4 </text:p>
          </table:table-cell>
          <table:table-cell table:style-name="ce12" office:value-type="string">
            <text:p><text:s/>1 : 7 million</text:p>
          </table:table-cell>
          <table:table-cell table:style-name="ce16" table:formula="of:=40075016.69/[.C18]" office:value-type="float" office:value="156543.033945312">
            <text:p><text:s/>156,543.0 </text:p>
          </table:table-cell>
          <table:table-cell table:number-columns-repeated="5"/>
          <table:table-cell table:style-name="ce8" table:formula="of:=[.C18]" office:value-type="float" office:value="256">
            <text:p><text:s/>256 </text:p>
          </table:table-cell>
          <table:table-cell table:style-name="ce10" table:formula="of:=SUM([.R18:.$R$22])" office:value-type="float" office:value="341">
            <text:p>341</text:p>
          </table:table-cell>
          <table:table-cell table:style-name="ce7" table:formula="of:=[.R18]*[.$I$1]/1000" office:value-type="float" office:value="3.072">
            <text:p>3 </text:p>
          </table:table-cell>
          <table:table-cell table:style-name="ce7" table:formula="of:=SUM([.T18:.$T$22])" office:value-type="float" office:value="4.092">
            <text:p>4 </text:p>
          </table:table-cell>
          <table:table-cell table:formula="of:=1-[.R18]/[.C18]" office:value-type="float" office:value="0">
            <text:p>0</text:p>
          </table:table-cell>
          <table:table-cell table:style-name="ce19" table:formula="of:=[.R18]/[.C18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8" table:formula="of:=256*2^[.A19]" office:value-type="float" office:value="2048">
            <text:p><text:s/>2,048 </text:p>
          </table:table-cell>
          <table:table-cell table:formula="of:=([.B19]/256)^2" office:value-type="float" office:value="64">
            <text:p><text:s/>64 </text:p>
          </table:table-cell>
          <table:table-cell table:style-name="ce10" table:formula="of:=SUM([.C19:.$C$22])" office:value-type="float" office:value="85">
            <text:p>85</text:p>
          </table:table-cell>
          <table:table-cell table:style-name="ce8" table:formula="of:=[.B19]/256" office:value-type="float" office:value="8">
            <text:p><text:s/>8 </text:p>
          </table:table-cell>
          <table:table-cell table:number-columns-repeated="3"/>
          <table:table-cell table:style-name="ce7" table:formula="of:=[.C19]*[.$I$1]/1000" office:value-type="float" office:value="0.768">
            <text:p>1 </text:p>
          </table:table-cell>
          <table:table-cell table:style-name="ce7" table:formula="of:=SUM([.I19:.$I$22])" office:value-type="float" office:value="1.02">
            <text:p>1 </text:p>
          </table:table-cell>
          <table:table-cell table:style-name="ce12" office:value-type="string">
            <text:p><text:s/>1 : 14 million</text:p>
          </table:table-cell>
          <table:table-cell table:style-name="ce16" table:formula="of:=40075016.69/[.C19]" office:value-type="float" office:value="626172.13578125">
            <text:p><text:s/>626,172.1 </text:p>
          </table:table-cell>
          <table:table-cell table:number-columns-repeated="5"/>
          <table:table-cell table:style-name="ce8" table:formula="of:=[.C19]" office:value-type="float" office:value="64">
            <text:p><text:s/>64 </text:p>
          </table:table-cell>
          <table:table-cell table:style-name="ce10" table:formula="of:=SUM([.R19:.$R$22])" office:value-type="float" office:value="85">
            <text:p>85</text:p>
          </table:table-cell>
          <table:table-cell table:style-name="ce7" table:formula="of:=[.R19]*[.$I$1]/1000" office:value-type="float" office:value="0.768">
            <text:p>1 </text:p>
          </table:table-cell>
          <table:table-cell table:style-name="ce7" table:formula="of:=SUM([.T19:.$T$22])" office:value-type="float" office:value="1.02">
            <text:p>1 </text:p>
          </table:table-cell>
          <table:table-cell table:formula="of:=1-[.R19]/[.C19]" office:value-type="float" office:value="0">
            <text:p>0</text:p>
          </table:table-cell>
          <table:table-cell table:style-name="ce19" table:formula="of:=[.R19]/[.C19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8" table:formula="of:=256*2^[.A20]" office:value-type="float" office:value="1024">
            <text:p><text:s/>1,024 </text:p>
          </table:table-cell>
          <table:table-cell table:formula="of:=([.B20]/256)^2" office:value-type="float" office:value="16">
            <text:p><text:s/>16 </text:p>
          </table:table-cell>
          <table:table-cell table:style-name="ce10" table:formula="of:=SUM([.C20:.$C$22])" office:value-type="float" office:value="21">
            <text:p>21</text:p>
          </table:table-cell>
          <table:table-cell table:style-name="ce8" table:formula="of:=[.B20]/256" office:value-type="float" office:value="4">
            <text:p><text:s/>4 </text:p>
          </table:table-cell>
          <table:table-cell table:number-columns-repeated="3"/>
          <table:table-cell table:style-name="ce7" table:formula="of:=[.C20]*[.$I$1]/1000" office:value-type="float" office:value="0.192">
            <text:p>0 </text:p>
          </table:table-cell>
          <table:table-cell table:style-name="ce7" table:formula="of:=SUM([.I20:.$I$22])" office:value-type="float" office:value="0.252">
            <text:p>0 </text:p>
          </table:table-cell>
          <table:table-cell table:style-name="ce12" office:value-type="string">
            <text:p><text:s/>1 : 28 million</text:p>
          </table:table-cell>
          <table:table-cell table:style-name="ce16" table:formula="of:=40075016.69/[.C20]" office:value-type="float" office:value="2504688.543125">
            <text:p><text:s/>2,504,688.5 </text:p>
          </table:table-cell>
          <table:table-cell table:number-columns-repeated="5"/>
          <table:table-cell table:style-name="ce8" table:formula="of:=[.C20]" office:value-type="float" office:value="16">
            <text:p><text:s/>16 </text:p>
          </table:table-cell>
          <table:table-cell table:style-name="ce10" table:formula="of:=SUM([.R20:.$R$22])" office:value-type="float" office:value="21">
            <text:p>21</text:p>
          </table:table-cell>
          <table:table-cell table:style-name="ce7" table:formula="of:=[.R20]*[.$I$1]/1000" office:value-type="float" office:value="0.192">
            <text:p>0 </text:p>
          </table:table-cell>
          <table:table-cell table:style-name="ce7" table:formula="of:=SUM([.T20:.$T$22])" office:value-type="float" office:value="0.252">
            <text:p>0 </text:p>
          </table:table-cell>
          <table:table-cell table:formula="of:=1-[.R20]/[.C20]" office:value-type="float" office:value="0">
            <text:p>0</text:p>
          </table:table-cell>
          <table:table-cell table:style-name="ce19" table:formula="of:=[.R20]/[.C20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8" table:formula="of:=256*2^[.A21]" office:value-type="float" office:value="512">
            <text:p><text:s/>512 </text:p>
          </table:table-cell>
          <table:table-cell table:formula="of:=([.B21]/256)^2" office:value-type="float" office:value="4">
            <text:p><text:s/>4 </text:p>
          </table:table-cell>
          <table:table-cell table:style-name="ce10" table:formula="of:=SUM([.C21:.$C$22])" office:value-type="float" office:value="5">
            <text:p>5</text:p>
          </table:table-cell>
          <table:table-cell table:style-name="ce8" table:formula="of:=[.B21]/256" office:value-type="float" office:value="2">
            <text:p><text:s/>2 </text:p>
          </table:table-cell>
          <table:table-cell table:number-columns-repeated="3"/>
          <table:table-cell table:style-name="ce7" table:formula="of:=[.C21]*[.$I$1]/1000" office:value-type="float" office:value="0.048">
            <text:p>0 </text:p>
          </table:table-cell>
          <table:table-cell table:style-name="ce7" table:formula="of:=SUM([.I21:.$I$22])" office:value-type="float" office:value="0.06">
            <text:p>0 </text:p>
          </table:table-cell>
          <table:table-cell table:style-name="ce12" office:value-type="string">
            <text:p><text:s/>1 : 55 million</text:p>
          </table:table-cell>
          <table:table-cell table:style-name="ce16" table:formula="of:=40075016.69/[.C21]" office:value-type="float" office:value="10018754.1725">
            <text:p><text:s/>10,018,754.2 </text:p>
          </table:table-cell>
          <table:table-cell table:number-columns-repeated="5"/>
          <table:table-cell table:style-name="ce8" table:formula="of:=[.C21]" office:value-type="float" office:value="4">
            <text:p><text:s/>4 </text:p>
          </table:table-cell>
          <table:table-cell table:style-name="ce10" table:formula="of:=SUM([.R21:.$R$22])" office:value-type="float" office:value="5">
            <text:p>5</text:p>
          </table:table-cell>
          <table:table-cell table:style-name="ce7" table:formula="of:=[.R21]*[.$I$1]/1000" office:value-type="float" office:value="0.048">
            <text:p>0 </text:p>
          </table:table-cell>
          <table:table-cell table:style-name="ce7" table:formula="of:=SUM([.T21:.$T$22])" office:value-type="float" office:value="0.06">
            <text:p>0 </text:p>
          </table:table-cell>
          <table:table-cell table:formula="of:=1-[.R21]/[.C21]" office:value-type="float" office:value="0">
            <text:p>0</text:p>
          </table:table-cell>
          <table:table-cell table:style-name="ce19" table:formula="of:=[.R21]/[.C21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8" table:formula="of:=256*2^[.A22]" office:value-type="float" office:value="256">
            <text:p><text:s/>256 </text:p>
          </table:table-cell>
          <table:table-cell table:formula="of:=[.B22]/256" office:value-type="float" office:value="1">
            <text:p><text:s/>1 </text:p>
          </table:table-cell>
          <table:table-cell table:style-name="ce10" table:formula="of:=SUM([.C22:.$C$22])" office:value-type="float" office:value="1">
            <text:p>1</text:p>
          </table:table-cell>
          <table:table-cell table:style-name="ce8" table:formula="of:=[.B22]/256" office:value-type="float" office:value="1">
            <text:p><text:s/>1 </text:p>
          </table:table-cell>
          <table:table-cell table:number-columns-repeated="3"/>
          <table:table-cell table:style-name="ce7" table:formula="of:=[.C22]*[.$I$1]/1000" office:value-type="float" office:value="0.012">
            <text:p>0 </text:p>
          </table:table-cell>
          <table:table-cell table:style-name="ce7" table:formula="of:=SUM([.I22:.$I$22])" office:value-type="float" office:value="0.012">
            <text:p>0 </text:p>
          </table:table-cell>
          <table:table-cell table:style-name="ce12" office:value-type="string">
            <text:p><text:s/>1 : 111 million</text:p>
          </table:table-cell>
          <table:table-cell table:style-name="ce16" table:formula="of:=40075016.69/[.C22]" office:value-type="float" office:value="40075016.69">
            <text:p><text:s/>40,075,016.7 </text:p>
          </table:table-cell>
          <table:table-cell table:number-columns-repeated="5"/>
          <table:table-cell table:style-name="ce8" table:formula="of:=[.C22]" office:value-type="float" office:value="1">
            <text:p><text:s/>1 </text:p>
          </table:table-cell>
          <table:table-cell table:style-name="ce10" table:formula="of:=SUM([.R22:.$R$22])" office:value-type="float" office:value="1">
            <text:p>1</text:p>
          </table:table-cell>
          <table:table-cell table:style-name="ce7" table:formula="of:=[.R22]*[.$I$1]/1000" office:value-type="float" office:value="0.012">
            <text:p>0 </text:p>
          </table:table-cell>
          <table:table-cell table:style-name="ce7" table:formula="of:=SUM([.T22:.$T$22])" office:value-type="float" office:value="0.012">
            <text:p>0 </text:p>
          </table:table-cell>
          <table:table-cell table:formula="of:=1-[.R22]/[.C22]" office:value-type="float" office:value="0">
            <text:p>0</text:p>
          </table:table-cell>
          <table:table-cell table:style-name="ce19" table:formula="of:=[.R22]/[.C22]" office:value-type="percentage" office:value="1">
            <text:p>100.00%</text:p>
          </table:table-cell>
          <table:table-cell table:style-name="ce19" office:value-type="string">
            <text:p>global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ce7" table:number-columns-repeated="2"/>
          <table:table-cell table:style-name="ce14"/>
          <table:table-cell table:style-name="ce16"/>
          <table:table-cell table:number-columns-repeated="15"/>
        </table:table-row>
        <table:table-row table:style-name="ro1" table:number-rows-repeated="9">
          <table:table-cell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ce3"/>
          <table:table-cell table:style-name="ce6"/>
          <table:table-cell table:style-name="Default"/>
          <table:table-cell/>
          <table:table-cell table:style-name="ce3"/>
          <table:table-cell table:style-name="ce6"/>
          <table:table-cell table:number-columns-repeated="21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0" table:number-columns-repeated="2"/>
          <table:table-cell table:number-columns-repeated="20"/>
        </table:table-row>
        <table:table-row table:style-name="ro1">
          <table:table-cell table:style-name="ce5"/>
          <table:table-cell table:style-name="ce9"/>
          <table:table-cell table:number-columns-repeated="2"/>
          <table:table-cell table:style-name="ce5"/>
          <table:table-cell table:style-name="ce10" table:number-columns-repeated="2"/>
          <table:table-cell table:number-columns-repeated="20"/>
        </table:table-row>
        <table:table-row table:style-name="ro1">
          <table:table-cell table:style-name="ce5"/>
          <table:table-cell table:style-name="ce9"/>
          <table:table-cell table:number-columns-repeated="2"/>
          <table:table-cell table:style-name="ce5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0" table:number-columns-repeated="2"/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0" table:number-columns-repeated="2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Z3:Sheet1.Z2904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3" number:min-integer-digits="1" number:grouping="true"/>
      <number:text> </number:text>
    </number:number-style>
    <number:number-style style:name="N145P1" style:volatile="true">
      <number:text> (</number:text>
      <number:number number:decimal-places="3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9" number:min-integer-digits="1" number:grouping="true"/>
      <number:text> </number:text>
    </number:number-style>
    <number:number-style style:name="N148P1" style:volatile="true">
      <number:text> (</number:text>
      <number:number number:decimal-places="9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(</number:text>
      <number:number number:decimal-places="4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P1" style:volatile="true">
      <number:text> (</number:text>
      <number:number number:decimal-places="1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4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 </number:text>
      <number:number number: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scientific-number number:decimal-places="1" number:min-integer-digits="3" number:min-exponent-digits="1"/>
    </number:number-style>
    <number:number-style style:name="N165P0" style:volatile="true">
      <number:text> </number:text>
      <number:number number:decimal-places="3" number:min-integer-digits="1" number:grouping="true"/>
      <number:text> </number:text>
    </number:number-style>
    <number:number-style style:name="N165P1" style:volatile="true">
      <number:text> (</number:text>
      <number:number number:decimal-places="3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number number:decimal-places="9" number:min-integer-digits="1" number:grouping="true"/>
      <number:text> </number:text>
    </number:number-style>
    <number:number-style style:name="N166P1" style:volatile="true">
      <number:text> (</number:text>
      <number:number number:decimal-places="9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number number:decimal-places="4" number:min-integer-digits="1" number:grouping="true"/>
      <number:text> </number:text>
    </number:number-style>
    <number:number-style style:name="N167P1" style:volatile="true">
      <number:text> (</number:text>
      <number:number number:decimal-places="4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number number:decimal-places="1" number:min-integer-digits="1" number:grouping="true"/>
      <number:text> </number:text>
    </number:number-style>
    <number:number-style style:name="N168P1" style:volatile="true">
      <number:text> (</number:text>
      <number:number number:decimal-places="1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03/20/2012</text:date>, <text:time>17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9T20:36:37</meta:creation-date>
    <dc:date>2012-03-20T17:52:23</dc:date>
    <meta:editing-duration>PT4H34M27S</meta:editing-duration>
    <meta:editing-cycles>24</meta:editing-cycles>
    <meta:generator>OpenOffice.org/3.3$Unix OpenOffice.org_project/330m20$Build-9567</meta:generator>
    <meta:document-statistic meta:table-count="4" meta:cell-count="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18cm" svg:height="11.173cm" xlink:href=".." xlink:type="simple" chart:class="chart:bar" chart:column-mapping="0" chart:style-name="ch1">
        <chart:legend chart:legend-position="end" svg:x="18.857cm" svg:y="5.063cm" chart:style-name="ch2"/>
        <chart:plot-area chart:style-name="ch3" table:cell-range-address="Sheet2_2.A2:Sheet2_2.B6" chart:data-source-has-labels="column" svg:x="0.874cm" svg:y="1.027cm" svg:width="17.135cm" svg:height="9.503cm">
          <chartooo:coordinate-region svg:x="1.525cm" svg:y="1.027cm" svg:width="14.907cm" svg:height="8.853cm"/>
          <chart:axis chart:dimension="x" chart:name="primary-x" chart:style-name="ch4">
            <chart:categories table:cell-range-address="Sheet2_2.A2:Sheet2_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A2:Sheet2_2.A6" chart:class="chart:bar">
            <chart:data-point chart:repeated="5"/>
          </chart:series>
          <chart:series chart:style-name="ch8" chart:values-cell-range-address="Sheet2_2.B2:Sheet2_2.B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2_2.A2:Sheet2_2.A6</svg:desc>
                </draw:g>
              </table:table-cell>
              <table:table-cell office:value-type="float" office:value="10">
                <text:p>10</text:p>
                <draw:g>
                  <svg:desc>Sheet2_2.A2:Sheet2_2.A6</svg:desc>
                </draw:g>
              </table:table-cell>
              <table:table-cell office:value-type="float" office:value="1.38215654283547E+015">
                <text:p>1.38215654283547E+015</text:p>
                <draw:g>
                  <svg:desc>Sheet2_2.B2:Sheet2_2.B6</svg:desc>
                </draw:g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0921684027528">
                <text:p>190921684027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430088367943.3">
                <text:p>22430088367943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753573925834.42">
                <text:p>7753573925834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742096608554.15">
                <text:p>2742096608554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